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tabolite Preparation, Analysis, and Identification Metabolites were identified using Ultrahigh Performance Liquid Chromatography coupled with tandem Mass Spectroscopy (UPLC/MS-MS) by Metabolon, Inc. (Durham, NC). All sample preparations and metabolite identifications were performed according to Metabolon, Inc., standard protocols that are briefly summarized here. Double stranded DNA was quantified in all samples using the Quant-it Picogreen dsDNA Assay Kit (Thermo Fisher, Waltham, MA) according to the manufacturer’s under aCC-BY 4.0 International license. not certified by peer review) is the author/funder, who has granted bioRxiv a license to display the preprint in perpetuity. It is made available bioRxiv preprint doi: https://doi.org/10.1101/190421; this version posted February 22, 2018. The copyright holder for this preprint (which was 22 instructions. Recovery standards were added to each sample for extraction quality control purposes. Proteins were precipitated using methanol for 2 min under vigorous shaking then centrifuged for extraction (Fig. 1; Step 4). Sample extracts were separated into aliquots, dried, and suspended in appropriate standard-containing solvents for analysis by four methods. These four methods facilitate the measurement of metabolites with different biochemical properties and include reverse phase UPLC/MS-MS methods, one with positive ion electrospray ionization (ESI) optimized for hydrophilic compounds or optimized for hydrophobic compounds and a third method with negative ion mode ESI. Additionally, a UPLC/MS-MS method with negative ion mode ESI following elution from a hydrophilic interaction chromatography column was used. Waters AQUITY ultra-performance liquid chromatography and Thermo Scientific Q-Exactive high resolution/accurate mass spectrometer was used for all metabolite detection (Fig. 1; Step 5). Controls that were analyzed in conjunction with the experimental samples included a pooled matrix of all included samples. Internal and recovery standards were used to assess variability and to verify performance of extraction and instrumentation, as routinely performed by Metabolon, Inc. Raw data was extracted using hardware and software developed by Metabolon, Inc. Metabolites were quantified using area-under-the-curve and identified by comparison to a library of several thousands of pre-existing entries of purified standards or recurrent unknown compounds. Each library standard was uniquely authenticated by retention time/indexes, mass to charge ratios, and chromatographic data. Named metabolites corresponded to library standards or were predicted with confidence according to Metabolon, Inc. standard protocols.</text:p>
      <text:p text:style-name="Standard"/>
      <text:p text:style-name="Standard">Raw data was extracted using hardware and software developed by Metabolon, Inc. Metabolites were quantified using area-under-the-curve and identified by comparison to a library of several thousands of pre-existing entries of purified standards or recurrent unknown compounds. Each library standard was uniquely authenticated by retention time/indexes, mass to charge ratios, and chromatographic data. Named metabolites corresponded to library standards or were predicted with confidence according to Metabolon, Inc. standard protocols.</text:p>
      <text:p text:style-name="Standard"/>
      <text:p text:style-name="Standard"/>
      <text:p text:style-name="Standard">s Following the analytical protocol outlined in (49), we first preprocessed metabolite abundances for each sample by imputing missing values with half of the lowest detectable metabolite abundance. Next, we normalized metabolite abundances by sample features (Fig. 3), followed by normalization using metabolite features with log transformation, centering, and scaling (Fig. 1; Step 6 (50)). </text:p>
      <text:p text:style-name="Standard"/>
      <text:p text:style-name="Standard">Peak areas were exported for further statistical analysis with R (R Foundation for Statistical Computing, Vienna, Austria). Data sets from exploratory, untargeted analyses were log2 transformed. Subsequent data preprocessing included filtering out metabolites with low-intensity values (permetabolite threshold informed by blanks) that were detected in &lt;90% of the T21 samples or &lt;90% of the D21 samples, leaving 91 metabolites for further analyses. To perform differential expression analysis, the limma R package (v3.32.10) was used to fit a linear model to the data with age, sex, and cohort as covariates16. Log2 fold change, p-value and adjusted p-value were calculated for the T21–D21 comparison using an unmoderated Student’s t-test and the FDR method <text:soft-page-break/>for multiple testing correction17. Adjusted p-values are shown in the volcano plots and reported on the boxplots. For displaying data per sample on the boxplots, we plotted the adjusted intensity values for each metabolite produced by the removeBatchEffects function in the limma R package using age, sex, and cohort as covaria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4-25T20:34:28.06</meta:creation-date>
    <dc:date>2021-04-25T23:49:41.61</dc:date>
    <meta:editing-duration>PT2H49M46S</meta:editing-duration>
    <meta:editing-cycles>1</meta:editing-cycles>
    <meta:generator>OpenOffice/4.1.8$Win32 OpenOffice.org_project/418m3$Build-9803</meta:generator>
    <meta:document-statistic meta:table-count="0" meta:image-count="0" meta:object-count="0" meta:page-count="2" meta:paragraph-count="4" meta:word-count="647" meta:character-count="4711"/>
  </office:meta>
</office:document-meta>
</file>